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460" officeooo:paragraph-rsid="000c2460"/>
    </style:style>
    <style:style style:name="P2" style:family="paragraph" style:parent-style-name="Standard">
      <style:text-properties officeooo:rsid="000e1156" officeooo:paragraph-rsid="000e1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 Оле</text:p>
      <text:p text:style-name="P1"/>
      <text:p text:style-name="P1">“Я не хочу общаться с Олей”</text:p>
      <text:p text:style-name="P1">Чувствуется горечь и фатальность. Мысль - что я упускаю что-то фундаментально важное. Давай определимся, нужно ли мне то, что я якобы упускаю? Проявим агентность.</text:p>
      <text:p text:style-name="P1"/>
      <text:p text:style-name="P1">Давай не будем быть в плену у роли какой-то. Будь собой. Вернее, будь свободен от идей о том, кем ты должен быть и посмотри беспристрастно и непредвзято, кто ты есть.</text:p>
      <text:p text:style-name="P1"/>
      <text:p text:style-name="P1">Здесь все дело в той самой херне, о которой мне говорила Зоя Александровна.</text:p>
      <text:p text:style-name="P1"/>
      <text:p text:style-name="P1">Флаг: в данном случае мне может быть тяжело признать свою неправоту, и я могу не замечать, почему я неправ.</text:p>
      <text:p text:style-name="P1"/>
      <text:p text:style-name="P1">Прокрастенация. Я прокрастенирую решение своих личных задач, закапываясь в учебные – даже несмотря на то что учебные задачи не всегда мне нравятся. Я привык душить порывы делать что-то ради себя.</text:p>
      <text:p text:style-name="P1"/>
      <text:p text:style-name="P2">Хочется особо отметить, что я все равно горжусь собой, я достоин принятия и блигоденствия. Я благодарен за все привилегии, которые у меня есть.</text:p>
      <text:p text:style-name="P2"/>
      <text:p text:style-name="P2">Вот что: я думаю, что упираюсь в фундаментальные ограничения моего ума. Слишком высокие стены, которые я еще не могу перепрыгнуть или сломать. Хочу ли я перепрыгнуть или сломать эти стены? Что за ними? </text:p>
      <text:p text:style-name="P2"/>
      <text:p text:style-name="P2">Ой, я хотел думать про Олю, а думаю про себ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2:15:38.195844180</meta:creation-date>
    <dc:date>2020-10-24T21:17:20.291080385</dc:date>
    <meta:editing-duration>PT7H21M1S</meta:editing-duration>
    <meta:editing-cycles>1</meta:editing-cycles>
    <meta:document-statistic meta:table-count="0" meta:image-count="0" meta:object-count="0" meta:page-count="1" meta:paragraph-count="10" meta:word-count="189" meta:character-count="1128" meta:non-whitespace-character-count="947"/>
    <meta:generator>LibreOffice/6.0.7.3$Linux_X86_64 LibreOffice_project/00m0$Build-3</meta:generator>
  </office:meta>
</office:document-meta>
</file>